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Padauk" svg:font-family="Padau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officeooo:rsid="004bc8b3" officeooo:paragraph-rsid="004bc8b3"/>
    </style:style>
    <style:style style:name="P2" style:family="paragraph" style:parent-style-name="Text_20_body">
      <style:text-properties officeooo:rsid="008ed1f2" officeooo:paragraph-rsid="008ed1f2"/>
    </style:style>
    <style:style style:name="P3" style:family="paragraph" style:parent-style-name="Title">
      <style:text-properties officeooo:paragraph-rsid="0089cc64"/>
    </style:style>
    <style:style style:name="P4" style:family="paragraph" style:parent-style-name="Text_20_body">
      <style:text-properties officeooo:rsid="009234c7" officeooo:paragraph-rsid="009234c7"/>
    </style:style>
    <style:style style:name="P5" style:family="paragraph" style:parent-style-name="Text_20_body">
      <style:text-properties officeooo:rsid="0092d6d5" officeooo:paragraph-rsid="0092d6d5"/>
    </style:style>
    <style:style style:name="P6" style:family="paragraph" style:parent-style-name="Heading_20_1">
      <style:text-properties officeooo:rsid="0026b12e"/>
    </style:style>
    <style:style style:name="T1" style:family="text">
      <style:text-properties officeooo:rsid="0085c25c"/>
    </style:style>
    <style:style style:name="T2" style:family="text">
      <style:text-properties officeooo:rsid="0089cc64"/>
    </style:style>
    <style:style style:name="T3" style:family="text">
      <style:text-properties officeooo:rsid="008ed1f2"/>
    </style:style>
    <style:style style:name="T4" style:family="text">
      <style:text-properties officeooo:rsid="00915f8d"/>
    </style:style>
    <style:style style:name="T5" style:family="text">
      <style:text-properties officeooo:rsid="009234c7"/>
    </style:style>
    <style:style style:name="T6" style:family="text">
      <style:text-properties officeooo:rsid="0092d6d5"/>
    </style:style>
    <style:style style:name="T7" style:family="text">
      <style:text-properties style:font-name-complex="Padau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puma KYUM Example</text:p>
      <text:p text:style-name="Subtitle"><text:span text:style-name="T3">Advanced </text:span>Tutorial: <text:span text:style-name="T4">Illustration Handling</text:span></text:p>
      <text:p text:style-name="P1"><text:span text:style-name="T1">By: Dennis Drescher (sparkycbr@gmail.com)</text:span><text:line-break/>Last Edited: <text:span text:style-name="T5">17</text:span> <text:span text:style-name="T2">March</text:span> 201<text:span text:style-name="T1">6</text:span></text:p>
      <text:h text:style-name="P6" text:outline-level="1">Introduction</text:h>
      <text:p text:style-name="Text_20_body">This document <text:span text:style-name="T3">explains …</text:span></text:p>
      <text:p text:style-name="Text_20_body"/>
      <text:p text:style-name="P5">Illustrations</text:p>
      <text:p text:style-name="P5">During the USFM text import, if \fig markers were present in the source text (as they were in the jhn component),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5">rapuma asset KYU-MYMR-KYUMTEST illustration add --group GOSPEL </text:p>
      <text:p text:style-name="P5">--path ~/Publishing/my_source/assets/illustrations</text:p>
      <text:p text:style-name="P5">The remove and update commands work the same for fonts and illustrations as in other areas of the program. (Please remember that if there were no \fig markers in any of the source files, no illustrations will be imported into the project.)</text:p>
      <text:p text:style-name="P5">Even though the illustrations are now in the project, they will not show up in the rendered text until we turn them on with this setting command:</text:p>
      <text:p text:style-name="P5">rapuma setting KYU-MYMR-KYUMTEST project --section Groups/GOSPEL --key useIllustrations </text:p>
      <text:p text:style-name="P5">--value True</text:p>
      <text:p text:style-name="P5">There are more illustration settings that are needed but that will be covered next in the Settings Management.</text:p>
      <text:p text:style-name="Text_20_body"/>
      <text:p text:style-name="Text_20_body"/>
      <text:h text:style-name="Heading_20_1" text:outline-level="1">MetaData Source</text:h>
      <text:p text:style-name="P5">In the source file, 44JHNKYUM.SFM, at the end of line 122, you will find this bit of meta-data:</text:p>
      <text:p text:style-name="Command">\f*\fig Man pouring into jars |lb00135.png|col||Louise Bass, The British &amp; Foreign Bible <text:soft-page-break/>Society 1994|<text:span text:style-name="T7">ကၤယးဖဲး ဇံးနှၲုး ထၴူး ဒၲ သိးဒၳၤကၳး</text:span>|JHN 2:6\fig*</text:p>
      <text:h text:style-name="Heading_20_1" text:outline-level="1">Illustration Preparation</text:h>
      <text:p text:style-name="P5"/>
      <text:h text:style-name="Heading_20_1" text:outline-level="1"><text:span text:style-name="T6">I</text:span>mport<text:span text:style-name="T6">ing Illustrations</text:span></text:h>
      <text:p text:style-name="P4"/>
      <text:p text:style-name="P4">rapuma asset KYU-MYMR-KYUMTEST illustration add --group GOSPEL --path ~/Publishing/my_source/assets/illustrations</text:p>
      <text:p text:style-name="P4">rapuma asset KYU-MYMR-KYUMTEST illustration remove --group GOSPEL <text:s/></text:p>
      <text:p text:style-name="P4">rapuma asset KYU-MYMR-KYUMTEST illustration add --group GOSPEL --path ~/Publishing/my_source/assets/illustrations</text:p>
      <text:p text:style-name="P4">rapuma asset KYU-MYMR-KYUMTEST illustration update --group GOSPEL --path ~/Publishing/my_source/KYUM/updates</text:p>
      <text:p text:style-name="P4">setup</text:p>
      <text:p text:style-name="P4">rapuma setting KYU-MYMR-KYUMTEST project --section Groups/GOSPEL --key useIllustrations --value True</text:p>
      <text:p text:style-name="P4">rapuma setting KYU-MYMR-KYUMTEST layout --section DocumentFeatures --key useFigurePlaceHolders --value False</text:p>
      <text:p text:style-name="P4">rapuma setting KYU-MYMR-KYUMTEST illustration --section GOSPEL/lb00135 --key position --value br</text:p>
      <text:p text:style-name="P4"/>
      <text:p text:style-name="P4"/>
      <text:p text:style-name="P4"/>
      <text:h text:style-name="Heading_20_1" text:outline-level="1">Conclusio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Padauk" svg:font-family="Padau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6-03-17T05:08:02.451478716</dc:date>
    <dc:creator>Dennis Drescher</dc:creator>
    <meta:editing-duration>P22DT16H18M25S</meta:editing-duration>
    <meta:editing-cycles>77</meta:editing-cycles>
    <meta:generator>LibreOffice/4.2.8.2$Linux_X86_64 LibreOffice_project/420m0$Build-2</meta:generator>
    <meta:document-statistic meta:table-count="0" meta:image-count="0" meta:object-count="0" meta:page-count="2" meta:paragraph-count="28" meta:word-count="337" meta:character-count="2363" meta:non-whitespace-character-count="2075"/>
  </office:meta>
</office:document-meta>
</file>